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767c" officeooo:paragraph-rsid="0014767c"/>
    </style:style>
    <style:style style:name="P2" style:family="paragraph" style:parent-style-name="Standard">
      <style:text-properties officeooo:paragraph-rsid="0014767c"/>
    </style:style>
    <style:style style:name="T1" style:family="text">
      <style:text-properties officeooo:rsid="0014767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#define trigPin_1 3 </text:p>
      <text:p text:style-name="Standard">#define echoPin_1 4</text:p>
      <text:p text:style-name="Standard"/>
      <text:p text:style-name="Standard">#define trigPin_2 2</text:p>
      <text:p text:style-name="Standard">#define echoPin_2 5</text:p>
      <text:p text:style-name="Standard"/>
      <text:p text:style-name="Standard">#define trigPin_3 7</text:p>
      <text:p text:style-name="Standard">#define echoPin_3 8</text:p>
      <text:p text:style-name="Standard"/>
      <text:p text:style-name="P1">void setup(){</text:p>
      <text:p text:style-name="Standard"/>
      <text:p text:style-name="Standard">pinMode(trigPin_1, OUTPUT); </text:p>
      <text:p text:style-name="Standard"><text:s text:c="8"/>pinMode(echoPin_1, INPUT);</text:p>
      <text:p text:style-name="Standard"><text:s text:c="8"/></text:p>
      <text:p text:style-name="Standard"><text:s text:c="8"/>pinMode(trigPin_2, OUTPUT);</text:p>
      <text:p text:style-name="Standard"><text:s text:c="8"/>pinMode(echoPin_2, INPUT); <text:s text:c="3"/></text:p>
      <text:p text:style-name="Standard"><text:s text:c="8"/></text:p>
      <text:p text:style-name="Standard"><text:s text:c="8"/>pinMode(trigPin_3, OUTPUT);</text:p>
      <text:p text:style-name="Standard"><text:s text:c="8"/>pinMode(echoPin_3, INPUT);</text:p>
      <text:p text:style-name="P1">}</text:p>
      <text:p text:style-name="P1"/>
      <text:p text:style-name="P1">void loop(){</text:p>
      <text:p text:style-name="Standard"/>
      <text:p text:style-name="Standard"><text:s/>long duration_1, duration_2, duration_3, right, left, front; </text:p>
      <text:p text:style-name="Standard"><text:s text:c="10"/></text:p>
      <text:p text:style-name="Standard"><text:s text:c="5"/>digitalWrite(trigPin_1, LOW); <text:s/></text:p>
      <text:p text:style-name="Standard"><text:s text:c="5"/>delayMicroseconds(2); <text:s text:c="13"/></text:p>
      <text:p text:style-name="Standard"><text:s text:c="5"/>digitalWrite(trigPin_1, HIGH); </text:p>
      <text:p text:style-name="Standard"><text:s text:c="5"/>delayMicroseconds(5); <text:s text:c="13"/></text:p>
      <text:p text:style-name="Standard"><text:s text:c="5"/>digitalWrite(trigPin_1, LOW); <text:s/></text:p>
      <text:p text:style-name="Standard"><text:s text:c="5"/>duration_1 = pulseIn(echoPin_1, HIGH); </text:p>
      <text:p text:style-name="Standard"><text:s text:c="5"/>front = duration_1/29/2;</text:p>
      <text:p text:style-name="Standard"><text:s text:c="8"/></text:p>
      <text:p text:style-name="Standard"><text:s text:c="9"/>digitalWrite(trigPin_2, LOW);</text:p>
      <text:p text:style-name="Standard"><text:s text:c="5"/>delayMicroseconds(2);</text:p>
      <text:p text:style-name="Standard"><text:s text:c="5"/>digitalWrite(trigPin_2, HIGH);</text:p>
      <text:p text:style-name="Standard"><text:s text:c="5"/>delayMicroseconds(5);</text:p>
      <text:p text:style-name="Standard"><text:s text:c="5"/>digitalWrite(trigPin_2, LOW); </text:p>
      <text:p text:style-name="Standard"><text:s text:c="5"/>duration_2 = pulseIn(echoPin_2, HIGH);</text:p>
      <text:p text:style-name="Standard"><text:s text:c="5"/>left = duration_2/29/2;</text:p>
      <text:p text:style-name="Standard"><text:s text:c="9"/></text:p>
      <text:p text:style-name="Standard"><text:s text:c="9"/>digitalWrite(trigPin_3, LOW);</text:p>
      <text:p text:style-name="Standard"><text:s text:c="5"/>delayMicroseconds(2);</text:p>
      <text:p text:style-name="Standard"><text:s text:c="5"/>digitalWrite(trigPin_3, HIGH);</text:p>
      <text:p text:style-name="Standard"><text:s text:c="5"/>delayMicroseconds(5);</text:p>
      <text:p text:style-name="Standard"><text:s text:c="5"/>digitalWrite(trigPin_3, LOW); </text:p>
      <text:p text:style-name="Standard"><text:s text:c="5"/>duration_3 = pulseIn(echoPin_3, HIGH);</text:p>
      <text:p text:style-name="P2"><text:s text:c="5"/>right = duration_3/29/2;</text:p>
      <text:p text:style-name="P2"><text:soft-page-break/><text:s text:c="3"/>Serial.println(right);</text:p>
      <text:p text:style-name="Standard"/>
      <text:p text:style-name="Standard"/>
      <text:p text:style-name="Standard"><text:s text:c="30"/><text:span text:style-name="T1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30T20:38:50.817024064</meta:creation-date>
    <dc:date>2018-03-30T21:03:36.636530810</dc:date>
    <meta:editing-duration>PT9M21S</meta:editing-duration>
    <meta:editing-cycles>1</meta:editing-cycles>
    <meta:document-statistic meta:table-count="0" meta:image-count="0" meta:object-count="0" meta:page-count="2" meta:paragraph-count="44" meta:word-count="89" meta:character-count="1230" meta:non-whitespace-character-count="907"/>
    <meta:generator>LibreOffice/5.4.5.1$Linux_X86_64 LibreOffice_project/40m0$Build-1</meta:generator>
  </office:meta>
</office:document-meta>
</file>